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740" officeooo:paragraph-rsid="001c6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09:17:09.265250478</meta:creation-date>
    <dc:date>2025-12-04T09:17:35.187309568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